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Pca" style:family="table">
      <style:table-properties style:width="16.96cm" table:align="left" style:may-break-between-rows="false"/>
    </style:style>
    <style:style style:name="tabDecomptePca.A" style:family="table-column">
      <style:table-column-properties style:column-width="7.99cm"/>
    </style:style>
    <style:style style:name="tabDecomptePca.B" style:family="table-column">
      <style:table-column-properties style:column-width="2.011cm"/>
    </style:style>
    <style:style style:name="tabDecomptePca.C" style:family="table-column">
      <style:table-column-properties style:column-width="1.561cm"/>
    </style:style>
    <style:style style:name="tabDecomptePca.D" style:family="table-column">
      <style:table-column-properties style:column-width="1.693cm"/>
    </style:style>
    <style:style style:name="tabDecomptePca.E" style:family="table-column">
      <style:table-column-properties style:column-width="1.323cm"/>
    </style:style>
    <style:style style:name="tabDecomptePca.F" style:family="table-column">
      <style:table-column-properties style:column-width="2.381cm"/>
    </style:style>
    <style:style style:name="tabDecomptePca.1" style:family="table-row">
      <style:table-row-properties style:min-row-height="0.499cm" style:keep-together="false" fo:keep-together="always"/>
    </style:style>
    <style:style style:name="tabDecomptePca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style:font-name="Gill Sans MT_CCJU1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Gill Sans MT_CCJU1" fo:font-size="11pt" style:font-size-asian="11pt" style:font-size-complex="11pt"/>
    </style:style>
    <style:style style:name="P3" style:family="paragraph" style:parent-style-name="Table_20_Contents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Gill Sans MT_CCJU1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Gill Sans MT_CCJU1" fo:font-size="6pt" style:font-size-asian="6pt" style:font-size-complex="6pt"/>
    </style:style>
    <style:style style:name="P6" style:family="paragraph" style:parent-style-name="Table_20_Contents">
      <style:paragraph-properties fo:text-align="end" style:justify-single-word="false"/>
      <style:text-properties style:font-name="Gill Sans MT_CCJU1" fo:font-size="6pt" style:font-size-asian="6pt" style:font-size-complex="6pt"/>
    </style:style>
    <style:style style:name="P7" style:family="paragraph" style:parent-style-name="Standard">
      <style:text-properties style:font-name="Gill Sans MT_CCJU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= TITRE_BLOC_RECAP_PCA =%</text:p>
      <table:table table:name="tabDecomptePca" table:style-name="tabDecomptePca">
        <table:table-column table:style-name="tabDecomptePca.A"/>
        <table:table-column table:style-name="tabDecomptePca.B"/>
        <table:table-column table:style-name="tabDecomptePca.C"/>
        <table:table-column table:style-name="tabDecomptePca.D"/>
        <table:table-column table:style-name="tabDecomptePca.E"/>
        <table:table-column table:style-name="tabDecomptePca.F"/>
        <table:table-row table:style-name="tabDecomptePca.1"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6"/>
          </table:table-cell>
          <table:table-cell table:style-name="tabDecomptePca.A1" office:value-type="string">
            <text:p text:style-name="P6"/>
          </table:table-cell>
          <table:table-cell table:style-name="tabDecomptePca.A1" office:value-type="string">
            <text:p text:style-name="P6"/>
          </table:table-cell>
          <table:table-cell table:style-name="tabDecomptePca.A1" office:value-type="string">
            <text:p text:style-name="P6"/>
          </table:table-cell>
          <table:table-cell table:style-name="tabDecomptePca.A1" office:value-type="string">
            <text:p text:style-name="P6"/>
          </table:table-cell>
        </table:table-row>
        <table:table-row table:style-name="tabDecomptePca.1">
          <table:table-cell table:style-name="tabDecomptePca.A1" office:value-type="string">
            <text:p text:style-name="P1">%{ligneStandard}%%=LIBELLE=%</text:p>
          </table:table-cell>
          <table:table-cell table:style-name="tabDecomptePca.A1" office:value-type="string">
            <text:p text:style-name="P2">%=MOISA=%</text:p>
          </table:table-cell>
          <table:table-cell table:style-name="tabDecomptePca.A1" office:value-type="string">
            <text:p text:style-name="P2">%=CHF=%</text:p>
          </table:table-cell>
          <table:table-cell table:style-name="tabDecomptePca.A1" office:value-type="string">
            <text:p text:style-name="P2">%=MONTANT=%</text:p>
          </table:table-cell>
          <table:table-cell table:style-name="tabDecomptePca.A1" office:value-type="string">
            <text:p text:style-name="P2">%=CHF=%</text:p>
          </table:table-cell>
          <table:table-cell table:style-name="tabDecomptePca.A1" office:value-type="string">
            <text:p text:style-name="P2">%=TOTAL=%</text:p>
          </table:table-cell>
        </table:table-row>
        <table:table-row table:style-name="tabDecomptePca.1">
          <table:table-cell table:style-name="tabDecomptePca.A1" office:value-type="string">
            <text:p text:style-name="P1"/>
          </table:table-cell>
          <table:table-cell table:style-name="tabDecomptePca.A1" office:value-type="string">
            <text:p text:style-name="P1"/>
          </table:table-cell>
          <table:table-cell table:style-name="tabDecomptePca.A1" office:value-type="string">
            <text:p text:style-name="P1"/>
          </table:table-cell>
          <table:table-cell table:style-name="tabDecomptePca.A1" office:value-type="string">
            <text:p text:style-name="P1"/>
          </table:table-cell>
          <table:table-cell table:style-name="tabDecomptePca.A1" office:value-type="string">
            <text:p text:style-name="P1"/>
          </table:table-cell>
          <table:table-cell table:style-name="tabDecomptePca.A1" office:value-type="string">
            <text:p text:style-name="P1"/>
          </table:table-cell>
        </table:table-row>
        <table:table-row table:style-name="tabDecomptePca.1">
          <table:table-cell table:style-name="tabDecomptePca.A1" office:value-type="string">
            <text:p text:style-name="P3">%{ligneTotal}%%=LIBELLE=%</text:p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4">%=CHF=%</text:p>
          </table:table-cell>
          <table:table-cell table:style-name="tabDecomptePca.A1" office:value-type="string">
            <text:p text:style-name="P4">%=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2-06-20T08:24:31</meta:creation-date>
    <dc:date>2012-09-04T16:20:10</dc:date>
    <meta:editing-cycles>26</meta:editing-cycles>
    <meta:editing-duration>PT54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5" meta:character-count="138"/>
  </office:meta>
</office:document-meta>
</file>